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ependency</text:p>
          </table:table-cell>
          <table:table-cell table:style-name="ce1" office:value-type="string" calcext:value-type="string">
            <text:p>Highest Severity</text:p>
          </table:table-cell>
          <table:table-cell table:style-name="ce1" office:value-type="string" calcext:value-type="string">
            <text:p>CVE Count</text:p>
          </table:table-cell>
          <table:table-cell table:style-name="ce1" office:value-type="string" calcext:value-type="string">
            <text:p>Confidence</text:p>
          </table:table-cell>
          <table:table-cell table:style-name="ce1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9_fedcfece4e44b45c25955bbdb9c30eb5fb604184" xlink:type="simple">standard-1.0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0_52f7701e1e9fd1d2b93379503c0bc839d2caf68d" xlink:type="simple">commons-beanutils-core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12_abf9656768db720f93eae5b6db079c7ca6bcf811" xlink:type="simple">commons-collections-2.0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14_1e5a1bd0f8a1c593468f83473c1bd8303efd7bd1" xlink:type="simple">jasperreports-1.1.0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a xlink:href="#l16_b64b12868b4ebc0213a8780a1291219fd831e4e9" xlink:type="simple">poi-2.5.1-final-20040804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#l22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27_7bbbc6a05b0236a2db4c3180c5e64ea08238da08" xlink:type="simple">struts-1.1.jar</text:a></text:p>
          </table:table-cell>
          <table:table-cell office:value-type="string" calcext:value-type="string">
            <text:p>HIG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ghes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28_3ca132ae417e30183dd68c02394cce6b652b4fb3" xlink:type="simple">struts-legacy-1.1.jar</text:a>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29_2366159e25523d99e96d05211a2fa5399c938735" xlink:type="simple">commons-fileupload-1.0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6:58:37.871615330</meta:creation-date>
    <dc:date>2020-05-15T17:00:45.099626985</dc:date>
    <meta:editing-duration>PT2M9S</meta:editing-duration>
    <meta:editing-cycles>1</meta:editing-cycles>
    <meta:document-statistic meta:table-count="1" meta:cell-count="49" meta:object-count="0"/>
    <meta:generator>LibreOffice/6.0.7.3$Linux_X86_64 LibreOffice_project/00m0$Build-3</meta:generator>
  </office:meta>
</office:document-meta>
</file>